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fill="none" draw:fill-color="#00cccc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draw:stroke="solid" svg:stroke-width="0.01cm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objectwithoutfill">
      <style:graphic-properties svg:stroke-width="0.01cm" draw:marker-start-width="0.215cm" draw:marker-end="Arrow" draw:marker-end-width="0.1cm" draw:fill="none" draw:textarea-vertical-align="middle" fo:padding-top="0.03cm" fo:padding-bottom="0.03cm" fo:padding-left="0.06cm" fo:padding-right="0.06cm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46cm" svg:height="1.8cm" svg:x="4.554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036cm" svg:height="3.4cm" svg:x="11.064cm" svg:y="7.1cm">
          <text:p text:style-name="P2"><text:span text:style-name="T1">-locked</text:span></text:p>
          <text:p text:style-name="P2"><text:span text:style-name="T1">h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0cm 0.853cm" svg:x1="5.177cm" svg:y1="10.5cm" svg:x2="11.064cm" svg:y2="8.8cm" draw:start-shape="id1" draw:start-glue-point="2" draw:end-shape="id2" draw:end-glue-point="6" svg:d="m5177 10500c0 757 2054 631 2859 17s360-1717 3028-1717" svg:viewBox="0 0 5888 2224">
          <text:p text:style-name="P3"><text:span text:style-name="T2">req</text:span></text:p>
          <text:p text:style-name="P3"><text:span text:style-name="T2">-prev</text:span></text:p>
        </draw:connector>
        <draw:connector draw:style-name="gr4" draw:text-style-name="P1" draw:layer="layout" draw:type="curve" svg:x1="5.8cm" svg:y1="9.6cm" svg:x2="12.082cm" svg:y2="7.1cm" draw:start-shape="id1" draw:start-glue-point="1" draw:end-shape="id2" draw:end-glue-point="4" svg:d="m5800 9600c3948 0 3290-1503 3873-2317s2409-940 2409-183" svg:viewBox="0 0 6283 3004">
          <text:p/>
        </draw:connector>
        <draw:connector draw:style-name="gr4" draw:text-style-name="P1" draw:layer="layout" draw:type="curve" svg:x1="4.554cm" svg:y1="9.6cm" svg:x2="11.362cm" svg:y2="7.598cm" draw:start-shape="id1" draw:start-glue-point="3" draw:end-shape="id2" draw:end-glue-point="5" svg:d="m4554 9600c-757 0-4161-2002 6808-2002" svg:viewBox="0 0 7903 2003">
          <text:p/>
        </draw:connector>
        <draw:frame draw:style-name="gr5" draw:text-style-name="P2" draw:layer="layout" svg:width="0.989cm" svg:height="0.727cm" svg:x="7.3cm" svg:y="10.7cm">
          <draw:text-box>
            <text:p text:style-name="P4"><text:span text:style-name="T1">req</text:span></text:p>
            <text:p text:style-name="P4"><text:span text:style-name="T1">-pre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marker-end-width="0.1cm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yrat </meta:initial-creator>
    <meta:creation-date>2014-06-20T16:19:07</meta:creation-date>
    <dc:date>2014-06-20T16:51:15</dc:date>
    <dc:creator>ayrat </dc:creator>
    <meta:editing-duration>PT16M58S</meta:editing-duration>
    <meta:editing-cycles>1</meta:editing-cycles>
    <meta:document-statistic meta:object-count="6"/>
    <meta:generator>LibreOffice/3.5$Linux_X86_64 LibreOffice_project/350m1$Build-2</meta:generator>
  </office:meta>
</office:document-meta>
</file>